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6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6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6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color="#333333" style:font-name="Liberation Sans" fo:font-size="12pt" fo:language="none" fo:country="none" fo:font-weight="bold" style:font-name-asian="Ubuntu" style:font-size-asian="12pt" style:language-asian="none" style:country-asian="none" style:font-weight-asian="bold" style:font-name-complex="Ubuntu" style:font-size-complex="12pt" style:language-complex="none" style:country-complex="none" style:font-weight-complex="bold"/>
    </style:style>
    <style:style style:name="ce10" style:family="table-cell" style:parent-style-name="Default" style:data-style-name="N107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color="#333333" style:font-name="Liberation Sans" fo:font-size="12pt" fo:language="none" fo:country="none" fo:font-weight="bold" style:font-name-asian="Ubuntu" style:font-size-asian="12pt" style:language-asian="none" style:country-asian="none" style:font-weight-asian="bold" style:font-name-complex="Ubuntu" style:font-size-complex="12pt" style:language-complex="none" style:country-complex="none" style:font-weight-complex="bold"/>
    </style:style>
    <style:style style:name="ce1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ngle</text:p>
          </table:table-cell>
          <table:table-cell table:style-name="ce5" office:value-type="string" calcext:value-type="string">
            <text:p>cos(angle)</text:p>
          </table:table-cell>
          <table:table-cell table:style-name="ce1" office:value-type="string" calcext:value-type="string">
            <text:p>angle</text:p>
          </table:table-cell>
          <table:table-cell table:style-name="ce5" office:value-type="string" calcext:value-type="string">
            <text:p>cos(angle)</text:p>
          </table:table-cell>
          <table:table-cell table:style-name="ce1" office:value-type="string" calcext:value-type="string">
            <text:p>angle</text:p>
          </table:table-cell>
          <table:table-cell table:style-name="ce5" office:value-type="string" calcext:value-type="string">
            <text:p>cos(angle)</text:p>
          </table:table-cell>
          <table:table-cell table:style-name="ce13"/>
          <table:table-cell table:style-name="ce1" office:value-type="string" calcext:value-type="string">
            <text:p>angle</text:p>
          </table:table-cell>
          <table:table-cell table:style-name="ce5" office:value-type="string" calcext:value-type="string">
            <text:p>cos(angle)</text:p>
          </table:table-cell>
          <table:table-cell table:style-name="ce1" office:value-type="string" calcext:value-type="string">
            <text:p>angle</text:p>
          </table:table-cell>
          <table:table-cell table:style-name="ce5" office:value-type="string" calcext:value-type="string">
            <text:p>cos(angle)</text:p>
          </table:table-cell>
          <table:table-cell table:style-name="ce1" office:value-type="string" calcext:value-type="string">
            <text:p>angle</text:p>
          </table:table-cell>
          <table:table-cell table:style-name="ce5" office:value-type="string" calcext:value-type="string">
            <text:p>cos(angle)</text:p>
          </table:table-cell>
          <table:table-cell table:style-name="ce13"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formula="of:=COS(RADIANS([.A2]))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9" table:formula="of:=COS(RADIANS([.C2]))" office:value-type="float" office:value="0.866025403784439" calcext:value-type="float">
            <text:p>0,8660</text:p>
          </table:table-cell>
          <table:table-cell table:style-name="ce2" office:value-type="float" office:value="60" calcext:value-type="float">
            <text:p>60</text:p>
          </table:table-cell>
          <table:table-cell table:style-name="ce11" table:formula="of:=COS(RADIANS([.E2]))" office:value-type="float" office:value="0.5" calcext:value-type="float">
            <text:p>0,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table:formula="of:=COS(RADIANS([.H2]))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9" table:formula="of:=COS(RADIANS([.J2]))" office:value-type="float" office:value="0.866025403784439" calcext:value-type="float">
            <text:p>0,8660</text:p>
          </table:table-cell>
          <table:table-cell table:style-name="ce2" office:value-type="float" office:value="60" calcext:value-type="float">
            <text:p>60</text:p>
          </table:table-cell>
          <table:table-cell table:style-name="ce11" table:formula="of:=COS(RADIANS([.L2]))"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table:formula="of:=COS(RADIANS([.A3]))" office:value-type="float" office:value="0.999847695156391" calcext:value-type="float">
            <text:p>0,9998</text:p>
          </table:table-cell>
          <table:table-cell table:style-name="ce2" office:value-type="float" office:value="31" calcext:value-type="float">
            <text:p>31</text:p>
          </table:table-cell>
          <table:table-cell table:style-name="ce9" table:formula="of:=COS(RADIANS([.C3]))" office:value-type="float" office:value="0.857167300702112" calcext:value-type="float">
            <text:p>0,8572</text:p>
          </table:table-cell>
          <table:table-cell table:style-name="ce2" office:value-type="float" office:value="61" calcext:value-type="float">
            <text:p>61</text:p>
          </table:table-cell>
          <table:table-cell table:style-name="ce7" table:formula="of:=COS(RADIANS([.E3]))" office:value-type="float" office:value="0.484809620246337" calcext:value-type="float">
            <text:p>0,484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7" table:formula="of:=COS(RADIANS([.H3]))" office:value-type="float" office:value="0.999847695156391" calcext:value-type="float">
            <text:p>0,9998</text:p>
          </table:table-cell>
          <table:table-cell table:style-name="ce2" office:value-type="float" office:value="31" calcext:value-type="float">
            <text:p>31</text:p>
          </table:table-cell>
          <table:table-cell table:style-name="ce9" table:formula="of:=COS(RADIANS([.J3]))" office:value-type="float" office:value="0.857167300702112" calcext:value-type="float">
            <text:p>0,8572</text:p>
          </table:table-cell>
          <table:table-cell table:style-name="ce2" office:value-type="float" office:value="61" calcext:value-type="float">
            <text:p>61</text:p>
          </table:table-cell>
          <table:table-cell table:style-name="ce7" table:formula="of:=COS(RADIANS([.L3]))" office:value-type="float" office:value="0.484809620246337" calcext:value-type="float">
            <text:p>0,4848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table:formula="of:=COS(RADIANS([.A4]))" office:value-type="float" office:value="0.999390827019096" calcext:value-type="float">
            <text:p>0,9994</text:p>
          </table:table-cell>
          <table:table-cell table:style-name="ce2" office:value-type="float" office:value="32" calcext:value-type="float">
            <text:p>32</text:p>
          </table:table-cell>
          <table:table-cell table:style-name="ce9" table:formula="of:=COS(RADIANS([.C4]))" office:value-type="float" office:value="0.848048096156426" calcext:value-type="float">
            <text:p>0,8480</text:p>
          </table:table-cell>
          <table:table-cell table:style-name="ce2" office:value-type="float" office:value="62" calcext:value-type="float">
            <text:p>62</text:p>
          </table:table-cell>
          <table:table-cell table:style-name="ce7" table:formula="of:=COS(RADIANS([.E4]))" office:value-type="float" office:value="0.469471562785891" calcext:value-type="float">
            <text:p>0,469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7" table:formula="of:=COS(RADIANS([.H4]))" office:value-type="float" office:value="0.999390827019096" calcext:value-type="float">
            <text:p>0,9994</text:p>
          </table:table-cell>
          <table:table-cell table:style-name="ce2" office:value-type="float" office:value="32" calcext:value-type="float">
            <text:p>32</text:p>
          </table:table-cell>
          <table:table-cell table:style-name="ce9" table:formula="of:=COS(RADIANS([.J4]))" office:value-type="float" office:value="0.848048096156426" calcext:value-type="float">
            <text:p>0,8480</text:p>
          </table:table-cell>
          <table:table-cell table:style-name="ce2" office:value-type="float" office:value="62" calcext:value-type="float">
            <text:p>62</text:p>
          </table:table-cell>
          <table:table-cell table:style-name="ce7" table:formula="of:=COS(RADIANS([.L4]))" office:value-type="float" office:value="0.469471562785891" calcext:value-type="float">
            <text:p>0,4695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table:formula="of:=COS(RADIANS([.A5]))" office:value-type="float" office:value="0.998629534754574" calcext:value-type="float">
            <text:p>0,9986</text:p>
          </table:table-cell>
          <table:table-cell table:style-name="ce2" office:value-type="float" office:value="33" calcext:value-type="float">
            <text:p>33</text:p>
          </table:table-cell>
          <table:table-cell table:style-name="ce9" table:formula="of:=COS(RADIANS([.C5]))" office:value-type="float" office:value="0.838670567945424" calcext:value-type="float">
            <text:p>0,8387</text:p>
          </table:table-cell>
          <table:table-cell table:style-name="ce2" office:value-type="float" office:value="63" calcext:value-type="float">
            <text:p>63</text:p>
          </table:table-cell>
          <table:table-cell table:style-name="ce7" table:formula="of:=COS(RADIANS([.E5]))" office:value-type="float" office:value="0.453990499739547" calcext:value-type="float">
            <text:p>0,454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7" table:formula="of:=COS(RADIANS([.H5]))" office:value-type="float" office:value="0.998629534754574" calcext:value-type="float">
            <text:p>0,9986</text:p>
          </table:table-cell>
          <table:table-cell table:style-name="ce2" office:value-type="float" office:value="33" calcext:value-type="float">
            <text:p>33</text:p>
          </table:table-cell>
          <table:table-cell table:style-name="ce9" table:formula="of:=COS(RADIANS([.J5]))" office:value-type="float" office:value="0.838670567945424" calcext:value-type="float">
            <text:p>0,8387</text:p>
          </table:table-cell>
          <table:table-cell table:style-name="ce2" office:value-type="float" office:value="63" calcext:value-type="float">
            <text:p>63</text:p>
          </table:table-cell>
          <table:table-cell table:style-name="ce7" table:formula="of:=COS(RADIANS([.L5]))" office:value-type="float" office:value="0.453990499739547" calcext:value-type="float">
            <text:p>0,4540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table:formula="of:=COS(RADIANS([.A6]))" office:value-type="float" office:value="0.997564050259824" calcext:value-type="float">
            <text:p>0,9976</text:p>
          </table:table-cell>
          <table:table-cell table:style-name="ce2" office:value-type="float" office:value="34" calcext:value-type="float">
            <text:p>34</text:p>
          </table:table-cell>
          <table:table-cell table:style-name="ce9" table:formula="of:=COS(RADIANS([.C6]))" office:value-type="float" office:value="0.829037572555042" calcext:value-type="float">
            <text:p>0,8290</text:p>
          </table:table-cell>
          <table:table-cell table:style-name="ce2" office:value-type="float" office:value="64" calcext:value-type="float">
            <text:p>64</text:p>
          </table:table-cell>
          <table:table-cell table:style-name="ce7" table:formula="of:=COS(RADIANS([.E6]))" office:value-type="float" office:value="0.438371146789077" calcext:value-type="float">
            <text:p>0,438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7" table:formula="of:=COS(RADIANS([.H6]))" office:value-type="float" office:value="0.997564050259824" calcext:value-type="float">
            <text:p>0,9976</text:p>
          </table:table-cell>
          <table:table-cell table:style-name="ce2" office:value-type="float" office:value="34" calcext:value-type="float">
            <text:p>34</text:p>
          </table:table-cell>
          <table:table-cell table:style-name="ce9" table:formula="of:=COS(RADIANS([.J6]))" office:value-type="float" office:value="0.829037572555042" calcext:value-type="float">
            <text:p>0,8290</text:p>
          </table:table-cell>
          <table:table-cell table:style-name="ce2" office:value-type="float" office:value="64" calcext:value-type="float">
            <text:p>64</text:p>
          </table:table-cell>
          <table:table-cell table:style-name="ce7" table:formula="of:=COS(RADIANS([.L6]))" office:value-type="float" office:value="0.438371146789077" calcext:value-type="float">
            <text:p>0,4384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table:formula="of:=COS(RADIANS([.A7]))" office:value-type="float" office:value="0.996194698091746" calcext:value-type="float">
            <text:p>0,9962</text:p>
          </table:table-cell>
          <table:table-cell table:style-name="ce2" office:value-type="float" office:value="35" calcext:value-type="float">
            <text:p>35</text:p>
          </table:table-cell>
          <table:table-cell table:style-name="ce9" table:formula="of:=COS(RADIANS([.C7]))" office:value-type="float" office:value="0.819152044288992" calcext:value-type="float">
            <text:p>0,8192</text:p>
          </table:table-cell>
          <table:table-cell table:style-name="ce2" office:value-type="float" office:value="65" calcext:value-type="float">
            <text:p>65</text:p>
          </table:table-cell>
          <table:table-cell table:style-name="ce7" table:formula="of:=COS(RADIANS([.E7]))" office:value-type="float" office:value="0.422618261740699" calcext:value-type="float">
            <text:p>0,422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7" table:formula="of:=COS(RADIANS([.H7]))" office:value-type="float" office:value="0.996194698091746" calcext:value-type="float">
            <text:p>0,9962</text:p>
          </table:table-cell>
          <table:table-cell table:style-name="ce2" office:value-type="float" office:value="35" calcext:value-type="float">
            <text:p>35</text:p>
          </table:table-cell>
          <table:table-cell table:style-name="ce9" table:formula="of:=COS(RADIANS([.J7]))" office:value-type="float" office:value="0.819152044288992" calcext:value-type="float">
            <text:p>0,8192</text:p>
          </table:table-cell>
          <table:table-cell table:style-name="ce2" office:value-type="float" office:value="65" calcext:value-type="float">
            <text:p>65</text:p>
          </table:table-cell>
          <table:table-cell table:style-name="ce7" table:formula="of:=COS(RADIANS([.L7]))" office:value-type="float" office:value="0.422618261740699" calcext:value-type="float">
            <text:p>0,4226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table:formula="of:=COS(RADIANS([.A8]))" office:value-type="float" office:value="0.994521895368273" calcext:value-type="float">
            <text:p>0,9945</text:p>
          </table:table-cell>
          <table:table-cell table:style-name="ce2" office:value-type="float" office:value="36" calcext:value-type="float">
            <text:p>36</text:p>
          </table:table-cell>
          <table:table-cell table:style-name="ce9" table:formula="of:=COS(RADIANS([.C8]))" office:value-type="float" office:value="0.809016994374947" calcext:value-type="float">
            <text:p>0,8090</text:p>
          </table:table-cell>
          <table:table-cell table:style-name="ce2" office:value-type="float" office:value="66" calcext:value-type="float">
            <text:p>66</text:p>
          </table:table-cell>
          <table:table-cell table:style-name="ce7" table:formula="of:=COS(RADIANS([.E8]))" office:value-type="float" office:value="0.4067366430758" calcext:value-type="float">
            <text:p>0,4067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COS(RADIANS([.H8]))" office:value-type="float" office:value="0.994521895368273" calcext:value-type="float">
            <text:p>0,9945</text:p>
          </table:table-cell>
          <table:table-cell table:style-name="ce2" office:value-type="float" office:value="36" calcext:value-type="float">
            <text:p>36</text:p>
          </table:table-cell>
          <table:table-cell table:style-name="ce9" table:formula="of:=COS(RADIANS([.J8]))" office:value-type="float" office:value="0.809016994374947" calcext:value-type="float">
            <text:p>0,8090</text:p>
          </table:table-cell>
          <table:table-cell table:style-name="ce2" office:value-type="float" office:value="66" calcext:value-type="float">
            <text:p>66</text:p>
          </table:table-cell>
          <table:table-cell table:style-name="ce7" table:formula="of:=COS(RADIANS([.L8]))" office:value-type="float" office:value="0.4067366430758" calcext:value-type="float">
            <text:p>0,4067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table:formula="of:=COS(RADIANS([.A9]))" office:value-type="float" office:value="0.992546151641322" calcext:value-type="float">
            <text:p>0,9925</text:p>
          </table:table-cell>
          <table:table-cell table:style-name="ce2" office:value-type="float" office:value="37" calcext:value-type="float">
            <text:p>37</text:p>
          </table:table-cell>
          <table:table-cell table:style-name="ce9" table:formula="of:=COS(RADIANS([.C9]))" office:value-type="float" office:value="0.798635510047293" calcext:value-type="float">
            <text:p>0,7986</text:p>
          </table:table-cell>
          <table:table-cell table:style-name="ce2" office:value-type="float" office:value="67" calcext:value-type="float">
            <text:p>67</text:p>
          </table:table-cell>
          <table:table-cell table:style-name="ce7" table:formula="of:=COS(RADIANS([.E9]))" office:value-type="float" office:value="0.390731128489274" calcext:value-type="float">
            <text:p>0,390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COS(RADIANS([.H9]))" office:value-type="float" office:value="0.992546151641322" calcext:value-type="float">
            <text:p>0,9925</text:p>
          </table:table-cell>
          <table:table-cell table:style-name="ce2" office:value-type="float" office:value="37" calcext:value-type="float">
            <text:p>37</text:p>
          </table:table-cell>
          <table:table-cell table:style-name="ce9" table:formula="of:=COS(RADIANS([.J9]))" office:value-type="float" office:value="0.798635510047293" calcext:value-type="float">
            <text:p>0,7986</text:p>
          </table:table-cell>
          <table:table-cell table:style-name="ce2" office:value-type="float" office:value="67" calcext:value-type="float">
            <text:p>67</text:p>
          </table:table-cell>
          <table:table-cell table:style-name="ce7" table:formula="of:=COS(RADIANS([.L9]))" office:value-type="float" office:value="0.390731128489274" calcext:value-type="float">
            <text:p>0,3907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table:formula="of:=COS(RADIANS([.A10]))" office:value-type="float" office:value="0.99026806874157" calcext:value-type="float">
            <text:p>0,9903</text:p>
          </table:table-cell>
          <table:table-cell table:style-name="ce2" office:value-type="float" office:value="38" calcext:value-type="float">
            <text:p>38</text:p>
          </table:table-cell>
          <table:table-cell table:style-name="ce9" table:formula="of:=COS(RADIANS([.C10]))" office:value-type="float" office:value="0.788010753606722" calcext:value-type="float">
            <text:p>0,7880</text:p>
          </table:table-cell>
          <table:table-cell table:style-name="ce2" office:value-type="float" office:value="68" calcext:value-type="float">
            <text:p>68</text:p>
          </table:table-cell>
          <table:table-cell table:style-name="ce7" table:formula="of:=COS(RADIANS([.E10]))" office:value-type="float" office:value="0.374606593415912" calcext:value-type="float">
            <text:p>0,374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7" table:formula="of:=COS(RADIANS([.H10]))" office:value-type="float" office:value="0.99026806874157" calcext:value-type="float">
            <text:p>0,9903</text:p>
          </table:table-cell>
          <table:table-cell table:style-name="ce2" office:value-type="float" office:value="38" calcext:value-type="float">
            <text:p>38</text:p>
          </table:table-cell>
          <table:table-cell table:style-name="ce9" table:formula="of:=COS(RADIANS([.J10]))" office:value-type="float" office:value="0.788010753606722" calcext:value-type="float">
            <text:p>0,7880</text:p>
          </table:table-cell>
          <table:table-cell table:style-name="ce2" office:value-type="float" office:value="68" calcext:value-type="float">
            <text:p>68</text:p>
          </table:table-cell>
          <table:table-cell table:style-name="ce7" table:formula="of:=COS(RADIANS([.L10]))" office:value-type="float" office:value="0.374606593415912" calcext:value-type="float">
            <text:p>0,3746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table:formula="of:=COS(RADIANS([.A11]))" office:value-type="float" office:value="0.987688340595138" calcext:value-type="float">
            <text:p>0,9877</text:p>
          </table:table-cell>
          <table:table-cell table:style-name="ce2" office:value-type="float" office:value="39" calcext:value-type="float">
            <text:p>39</text:p>
          </table:table-cell>
          <table:table-cell table:style-name="ce9" table:formula="of:=COS(RADIANS([.C11]))" office:value-type="float" office:value="0.777145961456971" calcext:value-type="float">
            <text:p>0,7771</text:p>
          </table:table-cell>
          <table:table-cell table:style-name="ce2" office:value-type="float" office:value="69" calcext:value-type="float">
            <text:p>69</text:p>
          </table:table-cell>
          <table:table-cell table:style-name="ce7" table:formula="of:=COS(RADIANS([.E11]))" office:value-type="float" office:value="0.3583679495453" calcext:value-type="float">
            <text:p>0,358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7" table:formula="of:=COS(RADIANS([.H11]))" office:value-type="float" office:value="0.987688340595138" calcext:value-type="float">
            <text:p>0,9877</text:p>
          </table:table-cell>
          <table:table-cell table:style-name="ce2" office:value-type="float" office:value="39" calcext:value-type="float">
            <text:p>39</text:p>
          </table:table-cell>
          <table:table-cell table:style-name="ce9" table:formula="of:=COS(RADIANS([.J11]))" office:value-type="float" office:value="0.777145961456971" calcext:value-type="float">
            <text:p>0,7771</text:p>
          </table:table-cell>
          <table:table-cell table:style-name="ce2" office:value-type="float" office:value="69" calcext:value-type="float">
            <text:p>69</text:p>
          </table:table-cell>
          <table:table-cell table:style-name="ce7" table:formula="of:=COS(RADIANS([.L11]))" office:value-type="float" office:value="0.3583679495453" calcext:value-type="float">
            <text:p>0,3584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table:formula="of:=COS(RADIANS([.A12]))" office:value-type="float" office:value="0.984807753012208" calcext:value-type="float">
            <text:p>0,9848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COS(RADIANS([.C12]))" office:value-type="float" office:value="0.766044443118978" calcext:value-type="float">
            <text:p>0,7660</text:p>
          </table:table-cell>
          <table:table-cell table:style-name="ce2" office:value-type="float" office:value="70" calcext:value-type="float">
            <text:p>70</text:p>
          </table:table-cell>
          <table:table-cell table:style-name="ce7" table:formula="of:=COS(RADIANS([.E12]))" office:value-type="float" office:value="0.342020143325669" calcext:value-type="float">
            <text:p>0,34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7" table:formula="of:=COS(RADIANS([.H12]))" office:value-type="float" office:value="0.984807753012208" calcext:value-type="float">
            <text:p>0,9848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COS(RADIANS([.J12]))" office:value-type="float" office:value="0.766044443118978" calcext:value-type="float">
            <text:p>0,7660</text:p>
          </table:table-cell>
          <table:table-cell table:style-name="ce2" office:value-type="float" office:value="70" calcext:value-type="float">
            <text:p>70</text:p>
          </table:table-cell>
          <table:table-cell table:style-name="ce7" table:formula="of:=COS(RADIANS([.L12]))" office:value-type="float" office:value="0.342020143325669" calcext:value-type="float">
            <text:p>0,3420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table:formula="of:=COS(RADIANS([.A13]))" office:value-type="float" office:value="0.981627183447664" calcext:value-type="float">
            <text:p>0,9816</text:p>
          </table:table-cell>
          <table:table-cell table:style-name="ce2" office:value-type="float" office:value="41" calcext:value-type="float">
            <text:p>41</text:p>
          </table:table-cell>
          <table:table-cell table:style-name="ce9" table:formula="of:=COS(RADIANS([.C13]))" office:value-type="float" office:value="0.754709580222772" calcext:value-type="float">
            <text:p>0,7547</text:p>
          </table:table-cell>
          <table:table-cell table:style-name="ce2" office:value-type="float" office:value="71" calcext:value-type="float">
            <text:p>71</text:p>
          </table:table-cell>
          <table:table-cell table:style-name="ce7" table:formula="of:=COS(RADIANS([.E13]))" office:value-type="float" office:value="0.325568154457157" calcext:value-type="float">
            <text:p>0,325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7" table:formula="of:=COS(RADIANS([.H13]))" office:value-type="float" office:value="0.981627183447664" calcext:value-type="float">
            <text:p>0,9816</text:p>
          </table:table-cell>
          <table:table-cell table:style-name="ce2" office:value-type="float" office:value="41" calcext:value-type="float">
            <text:p>41</text:p>
          </table:table-cell>
          <table:table-cell table:style-name="ce9" table:formula="of:=COS(RADIANS([.J13]))" office:value-type="float" office:value="0.754709580222772" calcext:value-type="float">
            <text:p>0,7547</text:p>
          </table:table-cell>
          <table:table-cell table:style-name="ce2" office:value-type="float" office:value="71" calcext:value-type="float">
            <text:p>71</text:p>
          </table:table-cell>
          <table:table-cell table:style-name="ce7" table:formula="of:=COS(RADIANS([.L13]))" office:value-type="float" office:value="0.325568154457157" calcext:value-type="float">
            <text:p>0,3256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table:formula="of:=COS(RADIANS([.A14]))" office:value-type="float" office:value="0.978147600733806" calcext:value-type="float">
            <text:p>0,9781</text:p>
          </table:table-cell>
          <table:table-cell table:style-name="ce2" office:value-type="float" office:value="42" calcext:value-type="float">
            <text:p>42</text:p>
          </table:table-cell>
          <table:table-cell table:style-name="ce9" table:formula="of:=COS(RADIANS([.C14]))" office:value-type="float" office:value="0.743144825477394" calcext:value-type="float">
            <text:p>0,7431</text:p>
          </table:table-cell>
          <table:table-cell table:style-name="ce2" office:value-type="float" office:value="72" calcext:value-type="float">
            <text:p>72</text:p>
          </table:table-cell>
          <table:table-cell table:style-name="ce7" table:formula="of:=COS(RADIANS([.E14]))" office:value-type="float" office:value="0.309016994374947" calcext:value-type="float">
            <text:p>0,309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7" table:formula="of:=COS(RADIANS([.H14]))" office:value-type="float" office:value="0.978147600733806" calcext:value-type="float">
            <text:p>0,9781</text:p>
          </table:table-cell>
          <table:table-cell table:style-name="ce2" office:value-type="float" office:value="42" calcext:value-type="float">
            <text:p>42</text:p>
          </table:table-cell>
          <table:table-cell table:style-name="ce9" table:formula="of:=COS(RADIANS([.J14]))" office:value-type="float" office:value="0.743144825477394" calcext:value-type="float">
            <text:p>0,7431</text:p>
          </table:table-cell>
          <table:table-cell table:style-name="ce2" office:value-type="float" office:value="72" calcext:value-type="float">
            <text:p>72</text:p>
          </table:table-cell>
          <table:table-cell table:style-name="ce7" table:formula="of:=COS(RADIANS([.L14]))" office:value-type="float" office:value="0.309016994374947" calcext:value-type="float">
            <text:p>0,3090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table:formula="of:=COS(RADIANS([.A15]))" office:value-type="float" office:value="0.974370064785235" calcext:value-type="float">
            <text:p>0,9744</text:p>
          </table:table-cell>
          <table:table-cell table:style-name="ce2" office:value-type="float" office:value="43" calcext:value-type="float">
            <text:p>43</text:p>
          </table:table-cell>
          <table:table-cell table:style-name="ce9" table:formula="of:=COS(RADIANS([.C15]))" office:value-type="float" office:value="0.73135370161917" calcext:value-type="float">
            <text:p>0,7314</text:p>
          </table:table-cell>
          <table:table-cell table:style-name="ce2" office:value-type="float" office:value="73" calcext:value-type="float">
            <text:p>73</text:p>
          </table:table-cell>
          <table:table-cell table:style-name="ce7" table:formula="of:=COS(RADIANS([.E15]))" office:value-type="float" office:value="0.292371704722737" calcext:value-type="float">
            <text:p>0,292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7" table:formula="of:=COS(RADIANS([.H15]))" office:value-type="float" office:value="0.974370064785235" calcext:value-type="float">
            <text:p>0,9744</text:p>
          </table:table-cell>
          <table:table-cell table:style-name="ce2" office:value-type="float" office:value="43" calcext:value-type="float">
            <text:p>43</text:p>
          </table:table-cell>
          <table:table-cell table:style-name="ce9" table:formula="of:=COS(RADIANS([.J15]))" office:value-type="float" office:value="0.73135370161917" calcext:value-type="float">
            <text:p>0,7314</text:p>
          </table:table-cell>
          <table:table-cell table:style-name="ce2" office:value-type="float" office:value="73" calcext:value-type="float">
            <text:p>73</text:p>
          </table:table-cell>
          <table:table-cell table:style-name="ce7" table:formula="of:=COS(RADIANS([.L15]))" office:value-type="float" office:value="0.292371704722737" calcext:value-type="float">
            <text:p>0,2924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table:formula="of:=COS(RADIANS([.A16]))" office:value-type="float" office:value="0.970295726275996" calcext:value-type="float">
            <text:p>0,9703</text:p>
          </table:table-cell>
          <table:table-cell table:style-name="ce2" office:value-type="float" office:value="44" calcext:value-type="float">
            <text:p>44</text:p>
          </table:table-cell>
          <table:table-cell table:style-name="ce9" table:formula="of:=COS(RADIANS([.C16]))" office:value-type="float" office:value="0.719339800338651" calcext:value-type="float">
            <text:p>0,7193</text:p>
          </table:table-cell>
          <table:table-cell table:style-name="ce2" office:value-type="float" office:value="74" calcext:value-type="float">
            <text:p>74</text:p>
          </table:table-cell>
          <table:table-cell table:style-name="ce7" table:formula="of:=COS(RADIANS([.E16]))" office:value-type="float" office:value="0.275637355816999" calcext:value-type="float">
            <text:p>0,2756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7" table:formula="of:=COS(RADIANS([.H16]))" office:value-type="float" office:value="0.970295726275996" calcext:value-type="float">
            <text:p>0,9703</text:p>
          </table:table-cell>
          <table:table-cell table:style-name="ce2" office:value-type="float" office:value="44" calcext:value-type="float">
            <text:p>44</text:p>
          </table:table-cell>
          <table:table-cell table:style-name="ce9" table:formula="of:=COS(RADIANS([.J16]))" office:value-type="float" office:value="0.719339800338651" calcext:value-type="float">
            <text:p>0,7193</text:p>
          </table:table-cell>
          <table:table-cell table:style-name="ce2" office:value-type="float" office:value="74" calcext:value-type="float">
            <text:p>74</text:p>
          </table:table-cell>
          <table:table-cell table:style-name="ce7" table:formula="of:=COS(RADIANS([.L16]))" office:value-type="float" office:value="0.275637355816999" calcext:value-type="float">
            <text:p>0,2756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table:formula="of:=COS(RADIANS([.A17]))" office:value-type="float" office:value="0.965925826289068" calcext:value-type="float">
            <text:p>0,9659</text:p>
          </table:table-cell>
          <table:table-cell table:style-name="ce2" office:value-type="float" office:value="45" calcext:value-type="float">
            <text:p>45</text:p>
          </table:table-cell>
          <table:table-cell table:style-name="ce9" table:formula="of:=COS(RADIANS([.C17]))" office:value-type="float" office:value="0.707106781186548" calcext:value-type="float">
            <text:p>0,7071</text:p>
          </table:table-cell>
          <table:table-cell table:style-name="ce2" office:value-type="float" office:value="75" calcext:value-type="float">
            <text:p>75</text:p>
          </table:table-cell>
          <table:table-cell table:style-name="ce7" table:formula="of:=COS(RADIANS([.E17]))" office:value-type="float" office:value="0.258819045102521" calcext:value-type="float">
            <text:p>0,258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7" table:formula="of:=COS(RADIANS([.H17]))" office:value-type="float" office:value="0.965925826289068" calcext:value-type="float">
            <text:p>0,9659</text:p>
          </table:table-cell>
          <table:table-cell table:style-name="ce2" office:value-type="float" office:value="45" calcext:value-type="float">
            <text:p>45</text:p>
          </table:table-cell>
          <table:table-cell table:style-name="ce9" table:formula="of:=COS(RADIANS([.J17]))" office:value-type="float" office:value="0.707106781186548" calcext:value-type="float">
            <text:p>0,7071</text:p>
          </table:table-cell>
          <table:table-cell table:style-name="ce2" office:value-type="float" office:value="75" calcext:value-type="float">
            <text:p>75</text:p>
          </table:table-cell>
          <table:table-cell table:style-name="ce7" table:formula="of:=COS(RADIANS([.L17]))" office:value-type="float" office:value="0.258819045102521" calcext:value-type="float">
            <text:p>0,2588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table:formula="of:=COS(RADIANS([.A18]))" office:value-type="float" office:value="0.961261695938319" calcext:value-type="float">
            <text:p>0,9613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COS(RADIANS([.C18]))" office:value-type="float" office:value="0.694658370458997" calcext:value-type="float">
            <text:p>0,6947</text:p>
          </table:table-cell>
          <table:table-cell table:style-name="ce2" office:value-type="float" office:value="76" calcext:value-type="float">
            <text:p>76</text:p>
          </table:table-cell>
          <table:table-cell table:style-name="ce7" table:formula="of:=COS(RADIANS([.E18]))" office:value-type="float" office:value="0.241921895599668" calcext:value-type="float">
            <text:p>0,241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7" table:formula="of:=COS(RADIANS([.H18]))" office:value-type="float" office:value="0.961261695938319" calcext:value-type="float">
            <text:p>0,9613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COS(RADIANS([.J18]))" office:value-type="float" office:value="0.694658370458997" calcext:value-type="float">
            <text:p>0,6947</text:p>
          </table:table-cell>
          <table:table-cell table:style-name="ce2" office:value-type="float" office:value="76" calcext:value-type="float">
            <text:p>76</text:p>
          </table:table-cell>
          <table:table-cell table:style-name="ce7" table:formula="of:=COS(RADIANS([.L18]))" office:value-type="float" office:value="0.241921895599668" calcext:value-type="float">
            <text:p>0,2419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table:formula="of:=COS(RADIANS([.A19]))" office:value-type="float" office:value="0.956304755963035" calcext:value-type="float">
            <text:p>0,9563</text:p>
          </table:table-cell>
          <table:table-cell table:style-name="ce2" office:value-type="float" office:value="47" calcext:value-type="float">
            <text:p>47</text:p>
          </table:table-cell>
          <table:table-cell table:style-name="ce9" table:formula="of:=COS(RADIANS([.C19]))" office:value-type="float" office:value="0.681998360062498" calcext:value-type="float">
            <text:p>0,6820</text:p>
          </table:table-cell>
          <table:table-cell table:style-name="ce2" office:value-type="float" office:value="77" calcext:value-type="float">
            <text:p>77</text:p>
          </table:table-cell>
          <table:table-cell table:style-name="ce7" table:formula="of:=COS(RADIANS([.E19]))" office:value-type="float" office:value="0.224951054343865" calcext:value-type="float">
            <text:p>0,225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7" table:formula="of:=COS(RADIANS([.H19]))" office:value-type="float" office:value="0.956304755963035" calcext:value-type="float">
            <text:p>0,9563</text:p>
          </table:table-cell>
          <table:table-cell table:style-name="ce2" office:value-type="float" office:value="47" calcext:value-type="float">
            <text:p>47</text:p>
          </table:table-cell>
          <table:table-cell table:style-name="ce9" table:formula="of:=COS(RADIANS([.J19]))" office:value-type="float" office:value="0.681998360062498" calcext:value-type="float">
            <text:p>0,6820</text:p>
          </table:table-cell>
          <table:table-cell table:style-name="ce2" office:value-type="float" office:value="77" calcext:value-type="float">
            <text:p>77</text:p>
          </table:table-cell>
          <table:table-cell table:style-name="ce7" table:formula="of:=COS(RADIANS([.L19]))" office:value-type="float" office:value="0.224951054343865" calcext:value-type="float">
            <text:p>0,2250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table:formula="of:=COS(RADIANS([.A20]))" office:value-type="float" office:value="0.951056516295153" calcext:value-type="float">
            <text:p>0,9511</text:p>
          </table:table-cell>
          <table:table-cell table:style-name="ce2" office:value-type="float" office:value="48" calcext:value-type="float">
            <text:p>48</text:p>
          </table:table-cell>
          <table:table-cell table:style-name="ce9" table:formula="of:=COS(RADIANS([.C20]))" office:value-type="float" office:value="0.669130606358858" calcext:value-type="float">
            <text:p>0,6691</text:p>
          </table:table-cell>
          <table:table-cell table:style-name="ce2" office:value-type="float" office:value="78" calcext:value-type="float">
            <text:p>78</text:p>
          </table:table-cell>
          <table:table-cell table:style-name="ce7" table:formula="of:=COS(RADIANS([.E20]))" office:value-type="float" office:value="0.207911690817759" calcext:value-type="float">
            <text:p>0,2079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7" table:formula="of:=COS(RADIANS([.H20]))" office:value-type="float" office:value="0.951056516295153" calcext:value-type="float">
            <text:p>0,9511</text:p>
          </table:table-cell>
          <table:table-cell table:style-name="ce2" office:value-type="float" office:value="48" calcext:value-type="float">
            <text:p>48</text:p>
          </table:table-cell>
          <table:table-cell table:style-name="ce9" table:formula="of:=COS(RADIANS([.J20]))" office:value-type="float" office:value="0.669130606358858" calcext:value-type="float">
            <text:p>0,6691</text:p>
          </table:table-cell>
          <table:table-cell table:style-name="ce2" office:value-type="float" office:value="78" calcext:value-type="float">
            <text:p>78</text:p>
          </table:table-cell>
          <table:table-cell table:style-name="ce7" table:formula="of:=COS(RADIANS([.L20]))" office:value-type="float" office:value="0.207911690817759" calcext:value-type="float">
            <text:p>0,2079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table:formula="of:=COS(RADIANS([.A21]))" office:value-type="float" office:value="0.945518575599317" calcext:value-type="float">
            <text:p>0,9455</text:p>
          </table:table-cell>
          <table:table-cell table:style-name="ce2" office:value-type="float" office:value="49" calcext:value-type="float">
            <text:p>49</text:p>
          </table:table-cell>
          <table:table-cell table:style-name="ce9" table:formula="of:=COS(RADIANS([.C21]))" office:value-type="float" office:value="0.656059028990507" calcext:value-type="float">
            <text:p>0,6561</text:p>
          </table:table-cell>
          <table:table-cell table:style-name="ce2" office:value-type="float" office:value="79" calcext:value-type="float">
            <text:p>79</text:p>
          </table:table-cell>
          <table:table-cell table:style-name="ce7" table:formula="of:=COS(RADIANS([.E21]))" office:value-type="float" office:value="0.190808995376545" calcext:value-type="float">
            <text:p>0,1908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7" table:formula="of:=COS(RADIANS([.H21]))" office:value-type="float" office:value="0.945518575599317" calcext:value-type="float">
            <text:p>0,9455</text:p>
          </table:table-cell>
          <table:table-cell table:style-name="ce2" office:value-type="float" office:value="49" calcext:value-type="float">
            <text:p>49</text:p>
          </table:table-cell>
          <table:table-cell table:style-name="ce9" table:formula="of:=COS(RADIANS([.J21]))" office:value-type="float" office:value="0.656059028990507" calcext:value-type="float">
            <text:p>0,6561</text:p>
          </table:table-cell>
          <table:table-cell table:style-name="ce2" office:value-type="float" office:value="79" calcext:value-type="float">
            <text:p>79</text:p>
          </table:table-cell>
          <table:table-cell table:style-name="ce7" table:formula="of:=COS(RADIANS([.L21]))" office:value-type="float" office:value="0.190808995376545" calcext:value-type="float">
            <text:p>0,1908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table:formula="of:=COS(RADIANS([.A22]))" office:value-type="float" office:value="0.939692620785908" calcext:value-type="float">
            <text:p>0,9397</text:p>
          </table:table-cell>
          <table:table-cell table:style-name="ce2" office:value-type="float" office:value="50" calcext:value-type="float">
            <text:p>50</text:p>
          </table:table-cell>
          <table:table-cell table:style-name="ce9" table:formula="of:=COS(RADIANS([.C22]))" office:value-type="float" office:value="0.642787609686539" calcext:value-type="float">
            <text:p>0,6428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COS(RADIANS([.E22]))" office:value-type="float" office:value="0.17364817766693" calcext:value-type="float">
            <text:p>0,173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7" table:formula="of:=COS(RADIANS([.H22]))" office:value-type="float" office:value="0.939692620785908" calcext:value-type="float">
            <text:p>0,9397</text:p>
          </table:table-cell>
          <table:table-cell table:style-name="ce2" office:value-type="float" office:value="50" calcext:value-type="float">
            <text:p>50</text:p>
          </table:table-cell>
          <table:table-cell table:style-name="ce9" table:formula="of:=COS(RADIANS([.J22]))" office:value-type="float" office:value="0.642787609686539" calcext:value-type="float">
            <text:p>0,6428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COS(RADIANS([.L22]))" office:value-type="float" office:value="0.17364817766693" calcext:value-type="float">
            <text:p>0,1736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table:formula="of:=COS(RADIANS([.A23]))" office:value-type="float" office:value="0.933580426497202" calcext:value-type="float">
            <text:p>0,9336</text:p>
          </table:table-cell>
          <table:table-cell table:style-name="ce2" office:value-type="float" office:value="51" calcext:value-type="float">
            <text:p>51</text:p>
          </table:table-cell>
          <table:table-cell table:style-name="ce9" table:formula="of:=COS(RADIANS([.C23]))" office:value-type="float" office:value="0.629320391049837" calcext:value-type="float">
            <text:p>0,6293</text:p>
          </table:table-cell>
          <table:table-cell table:style-name="ce2" office:value-type="float" office:value="81" calcext:value-type="float">
            <text:p>81</text:p>
          </table:table-cell>
          <table:table-cell table:style-name="ce7" table:formula="of:=COS(RADIANS([.E23]))" office:value-type="float" office:value="0.156434465040231" calcext:value-type="float">
            <text:p>0,1564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7" table:formula="of:=COS(RADIANS([.H23]))" office:value-type="float" office:value="0.933580426497202" calcext:value-type="float">
            <text:p>0,9336</text:p>
          </table:table-cell>
          <table:table-cell table:style-name="ce2" office:value-type="float" office:value="51" calcext:value-type="float">
            <text:p>51</text:p>
          </table:table-cell>
          <table:table-cell table:style-name="ce9" table:formula="of:=COS(RADIANS([.J23]))" office:value-type="float" office:value="0.629320391049837" calcext:value-type="float">
            <text:p>0,6293</text:p>
          </table:table-cell>
          <table:table-cell table:style-name="ce2" office:value-type="float" office:value="81" calcext:value-type="float">
            <text:p>81</text:p>
          </table:table-cell>
          <table:table-cell table:style-name="ce7" table:formula="of:=COS(RADIANS([.L23]))" office:value-type="float" office:value="0.156434465040231" calcext:value-type="float">
            <text:p>0,1564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table:formula="of:=COS(RADIANS([.A24]))" office:value-type="float" office:value="0.927183854566787" calcext:value-type="float">
            <text:p>0,9272</text:p>
          </table:table-cell>
          <table:table-cell table:style-name="ce2" office:value-type="float" office:value="52" calcext:value-type="float">
            <text:p>52</text:p>
          </table:table-cell>
          <table:table-cell table:style-name="ce9" table:formula="of:=COS(RADIANS([.C24]))" office:value-type="float" office:value="0.615661475325658" calcext:value-type="float">
            <text:p>0,6157</text:p>
          </table:table-cell>
          <table:table-cell table:style-name="ce2" office:value-type="float" office:value="82" calcext:value-type="float">
            <text:p>82</text:p>
          </table:table-cell>
          <table:table-cell table:style-name="ce7" table:formula="of:=COS(RADIANS([.E24]))" office:value-type="float" office:value="0.139173100960065" calcext:value-type="float">
            <text:p>0,139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7" table:formula="of:=COS(RADIANS([.H24]))" office:value-type="float" office:value="0.927183854566787" calcext:value-type="float">
            <text:p>0,9272</text:p>
          </table:table-cell>
          <table:table-cell table:style-name="ce2" office:value-type="float" office:value="52" calcext:value-type="float">
            <text:p>52</text:p>
          </table:table-cell>
          <table:table-cell table:style-name="ce9" table:formula="of:=COS(RADIANS([.J24]))" office:value-type="float" office:value="0.615661475325658" calcext:value-type="float">
            <text:p>0,6157</text:p>
          </table:table-cell>
          <table:table-cell table:style-name="ce2" office:value-type="float" office:value="82" calcext:value-type="float">
            <text:p>82</text:p>
          </table:table-cell>
          <table:table-cell table:style-name="ce7" table:formula="of:=COS(RADIANS([.L24]))" office:value-type="float" office:value="0.139173100960065" calcext:value-type="float">
            <text:p>0,1392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table:formula="of:=COS(RADIANS([.A25]))" office:value-type="float" office:value="0.92050485345244" calcext:value-type="float">
            <text:p>0,9205</text:p>
          </table:table-cell>
          <table:table-cell table:style-name="ce2" office:value-type="float" office:value="53" calcext:value-type="float">
            <text:p>53</text:p>
          </table:table-cell>
          <table:table-cell table:style-name="ce9" table:formula="of:=COS(RADIANS([.C25]))" office:value-type="float" office:value="0.601815023152048" calcext:value-type="float">
            <text:p>0,6018</text:p>
          </table:table-cell>
          <table:table-cell table:style-name="ce2" office:value-type="float" office:value="83" calcext:value-type="float">
            <text:p>83</text:p>
          </table:table-cell>
          <table:table-cell table:style-name="ce7" table:formula="of:=COS(RADIANS([.E25]))" office:value-type="float" office:value="0.121869343405147" calcext:value-type="float">
            <text:p>0,1219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7" table:formula="of:=COS(RADIANS([.H25]))" office:value-type="float" office:value="0.92050485345244" calcext:value-type="float">
            <text:p>0,9205</text:p>
          </table:table-cell>
          <table:table-cell table:style-name="ce2" office:value-type="float" office:value="53" calcext:value-type="float">
            <text:p>53</text:p>
          </table:table-cell>
          <table:table-cell table:style-name="ce9" table:formula="of:=COS(RADIANS([.J25]))" office:value-type="float" office:value="0.601815023152048" calcext:value-type="float">
            <text:p>0,6018</text:p>
          </table:table-cell>
          <table:table-cell table:style-name="ce2" office:value-type="float" office:value="83" calcext:value-type="float">
            <text:p>83</text:p>
          </table:table-cell>
          <table:table-cell table:style-name="ce7" table:formula="of:=COS(RADIANS([.L25]))" office:value-type="float" office:value="0.121869343405147" calcext:value-type="float">
            <text:p>0,1219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table:formula="of:=COS(RADIANS([.A26]))" office:value-type="float" office:value="0.913545457642601" calcext:value-type="float">
            <text:p>0,9135</text:p>
          </table:table-cell>
          <table:table-cell table:style-name="ce2" office:value-type="float" office:value="54" calcext:value-type="float">
            <text:p>54</text:p>
          </table:table-cell>
          <table:table-cell table:style-name="ce9" table:formula="of:=COS(RADIANS([.C26]))" office:value-type="float" office:value="0.587785252292473" calcext:value-type="float">
            <text:p>0,5878</text:p>
          </table:table-cell>
          <table:table-cell table:style-name="ce2" office:value-type="float" office:value="84" calcext:value-type="float">
            <text:p>84</text:p>
          </table:table-cell>
          <table:table-cell table:style-name="ce7" table:formula="of:=COS(RADIANS([.E26]))" office:value-type="float" office:value="0.104528463267653" calcext:value-type="float">
            <text:p>0,104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7" table:formula="of:=COS(RADIANS([.H26]))" office:value-type="float" office:value="0.913545457642601" calcext:value-type="float">
            <text:p>0,9135</text:p>
          </table:table-cell>
          <table:table-cell table:style-name="ce2" office:value-type="float" office:value="54" calcext:value-type="float">
            <text:p>54</text:p>
          </table:table-cell>
          <table:table-cell table:style-name="ce9" table:formula="of:=COS(RADIANS([.J26]))" office:value-type="float" office:value="0.587785252292473" calcext:value-type="float">
            <text:p>0,5878</text:p>
          </table:table-cell>
          <table:table-cell table:style-name="ce2" office:value-type="float" office:value="84" calcext:value-type="float">
            <text:p>84</text:p>
          </table:table-cell>
          <table:table-cell table:style-name="ce7" table:formula="of:=COS(RADIANS([.L26]))" office:value-type="float" office:value="0.104528463267653" calcext:value-type="float">
            <text:p>0,1045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table:formula="of:=COS(RADIANS([.A27]))" office:value-type="float" office:value="0.90630778703665" calcext:value-type="float">
            <text:p>0,9063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COS(RADIANS([.C27]))" office:value-type="float" office:value="0.573576436351046" calcext:value-type="float">
            <text:p>0,5736</text:p>
          </table:table-cell>
          <table:table-cell table:style-name="ce2" office:value-type="float" office:value="85" calcext:value-type="float">
            <text:p>85</text:p>
          </table:table-cell>
          <table:table-cell table:style-name="ce7" table:formula="of:=COS(RADIANS([.E27]))" office:value-type="float" office:value="0.0871557427476581" calcext:value-type="float">
            <text:p>0,087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7" table:formula="of:=COS(RADIANS([.H27]))" office:value-type="float" office:value="0.90630778703665" calcext:value-type="float">
            <text:p>0,9063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COS(RADIANS([.J27]))" office:value-type="float" office:value="0.573576436351046" calcext:value-type="float">
            <text:p>0,5736</text:p>
          </table:table-cell>
          <table:table-cell table:style-name="ce2" office:value-type="float" office:value="85" calcext:value-type="float">
            <text:p>85</text:p>
          </table:table-cell>
          <table:table-cell table:style-name="ce7" table:formula="of:=COS(RADIANS([.L27]))" office:value-type="float" office:value="0.0871557427476581" calcext:value-type="float">
            <text:p>0,0872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table:formula="of:=COS(RADIANS([.A28]))" office:value-type="float" office:value="0.898794046299167" calcext:value-type="float">
            <text:p>0,8988</text:p>
          </table:table-cell>
          <table:table-cell table:style-name="ce2" office:value-type="float" office:value="56" calcext:value-type="float">
            <text:p>56</text:p>
          </table:table-cell>
          <table:table-cell table:style-name="ce9" table:formula="of:=COS(RADIANS([.C28]))" office:value-type="float" office:value="0.559192903470747" calcext:value-type="float">
            <text:p>0,5592</text:p>
          </table:table-cell>
          <table:table-cell table:style-name="ce2" office:value-type="float" office:value="86" calcext:value-type="float">
            <text:p>86</text:p>
          </table:table-cell>
          <table:table-cell table:style-name="ce7" table:formula="of:=COS(RADIANS([.E28]))" office:value-type="float" office:value="0.0697564737441252" calcext:value-type="float">
            <text:p>0,0698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7" table:formula="of:=COS(RADIANS([.H28]))" office:value-type="float" office:value="0.898794046299167" calcext:value-type="float">
            <text:p>0,8988</text:p>
          </table:table-cell>
          <table:table-cell table:style-name="ce2" office:value-type="float" office:value="56" calcext:value-type="float">
            <text:p>56</text:p>
          </table:table-cell>
          <table:table-cell table:style-name="ce9" table:formula="of:=COS(RADIANS([.J28]))" office:value-type="float" office:value="0.559192903470747" calcext:value-type="float">
            <text:p>0,5592</text:p>
          </table:table-cell>
          <table:table-cell table:style-name="ce2" office:value-type="float" office:value="86" calcext:value-type="float">
            <text:p>86</text:p>
          </table:table-cell>
          <table:table-cell table:style-name="ce7" table:formula="of:=COS(RADIANS([.L28]))" office:value-type="float" office:value="0.0697564737441252" calcext:value-type="float">
            <text:p>0,0698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table:formula="of:=COS(RADIANS([.A29]))" office:value-type="float" office:value="0.891006524188368" calcext:value-type="float">
            <text:p>0,8910</text:p>
          </table:table-cell>
          <table:table-cell table:style-name="ce2" office:value-type="float" office:value="57" calcext:value-type="float">
            <text:p>57</text:p>
          </table:table-cell>
          <table:table-cell table:style-name="ce9" table:formula="of:=COS(RADIANS([.C29]))" office:value-type="float" office:value="0.544639035015027" calcext:value-type="float">
            <text:p>0,5446</text:p>
          </table:table-cell>
          <table:table-cell table:style-name="ce2" office:value-type="float" office:value="87" calcext:value-type="float">
            <text:p>87</text:p>
          </table:table-cell>
          <table:table-cell table:style-name="ce7" table:formula="of:=COS(RADIANS([.E29]))" office:value-type="float" office:value="0.052335956242944" calcext:value-type="float">
            <text:p>0,0523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7" table:formula="of:=COS(RADIANS([.H29]))" office:value-type="float" office:value="0.891006524188368" calcext:value-type="float">
            <text:p>0,8910</text:p>
          </table:table-cell>
          <table:table-cell table:style-name="ce2" office:value-type="float" office:value="57" calcext:value-type="float">
            <text:p>57</text:p>
          </table:table-cell>
          <table:table-cell table:style-name="ce9" table:formula="of:=COS(RADIANS([.J29]))" office:value-type="float" office:value="0.544639035015027" calcext:value-type="float">
            <text:p>0,5446</text:p>
          </table:table-cell>
          <table:table-cell table:style-name="ce2" office:value-type="float" office:value="87" calcext:value-type="float">
            <text:p>87</text:p>
          </table:table-cell>
          <table:table-cell table:style-name="ce7" table:formula="of:=COS(RADIANS([.L29]))" office:value-type="float" office:value="0.052335956242944" calcext:value-type="float">
            <text:p>0,0523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table:formula="of:=COS(RADIANS([.A30]))" office:value-type="float" office:value="0.882947592858927" calcext:value-type="float">
            <text:p>0,8829</text:p>
          </table:table-cell>
          <table:table-cell table:style-name="ce2" office:value-type="float" office:value="58" calcext:value-type="float">
            <text:p>58</text:p>
          </table:table-cell>
          <table:table-cell table:style-name="ce9" table:formula="of:=COS(RADIANS([.C30]))" office:value-type="float" office:value="0.529919264233205" calcext:value-type="float">
            <text:p>0,5299</text:p>
          </table:table-cell>
          <table:table-cell table:style-name="ce2" office:value-type="float" office:value="88" calcext:value-type="float">
            <text:p>88</text:p>
          </table:table-cell>
          <table:table-cell table:style-name="ce7" table:formula="of:=COS(RADIANS([.E30]))" office:value-type="float" office:value="0.0348994967025011" calcext:value-type="float">
            <text:p>0,0349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7" table:formula="of:=COS(RADIANS([.H30]))" office:value-type="float" office:value="0.882947592858927" calcext:value-type="float">
            <text:p>0,8829</text:p>
          </table:table-cell>
          <table:table-cell table:style-name="ce2" office:value-type="float" office:value="58" calcext:value-type="float">
            <text:p>58</text:p>
          </table:table-cell>
          <table:table-cell table:style-name="ce9" table:formula="of:=COS(RADIANS([.J30]))" office:value-type="float" office:value="0.529919264233205" calcext:value-type="float">
            <text:p>0,5299</text:p>
          </table:table-cell>
          <table:table-cell table:style-name="ce2" office:value-type="float" office:value="88" calcext:value-type="float">
            <text:p>88</text:p>
          </table:table-cell>
          <table:table-cell table:style-name="ce7" table:formula="of:=COS(RADIANS([.L30]))" office:value-type="float" office:value="0.0348994967025011" calcext:value-type="float">
            <text:p>0,0349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table:formula="of:=COS(RADIANS([.A31]))" office:value-type="float" office:value="0.874619707139396" calcext:value-type="float">
            <text:p>0,8746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COS(RADIANS([.C31]))" office:value-type="float" office:value="0.515038074910054" calcext:value-type="float">
            <text:p>0,5150</text:p>
          </table:table-cell>
          <table:table-cell table:style-name="ce2" office:value-type="float" office:value="89" calcext:value-type="float">
            <text:p>89</text:p>
          </table:table-cell>
          <table:table-cell table:style-name="ce7" table:formula="of:=COS(RADIANS([.E31]))" office:value-type="float" office:value="0.0174524064372836" calcext:value-type="float">
            <text:p>0,017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7" table:formula="of:=COS(RADIANS([.H31]))" office:value-type="float" office:value="0.874619707139396" calcext:value-type="float">
            <text:p>0,8746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COS(RADIANS([.J31]))" office:value-type="float" office:value="0.515038074910054" calcext:value-type="float">
            <text:p>0,5150</text:p>
          </table:table-cell>
          <table:table-cell table:style-name="ce2" office:value-type="float" office:value="89" calcext:value-type="float">
            <text:p>89</text:p>
          </table:table-cell>
          <table:table-cell table:style-name="ce7" table:formula="of:=COS(RADIANS([.L31]))" office:value-type="float" office:value="0.0174524064372836" calcext:value-type="float">
            <text:p>0,0175</text:p>
          </table:table-cell>
          <table:table-cell table:number-columns-repeated="101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table:formula="of:=COS(RADIANS([.A32]))" office:value-type="float" office:value="0.866025403784439" calcext:value-type="float">
            <text:p>0,8660</text:p>
          </table:table-cell>
          <table:table-cell table:style-name="ce3" office:value-type="float" office:value="60" calcext:value-type="float">
            <text:p>60</text:p>
          </table:table-cell>
          <table:table-cell table:style-name="ce10" table:formula="of:=COS(RADIANS([.C32]))" office:value-type="float" office:value="0.5" calcext:value-type="float">
            <text:p>0,5</text:p>
          </table:table-cell>
          <table:table-cell table:style-name="ce3" office:value-type="float" office:value="90" calcext:value-type="float">
            <text:p>9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8" table:formula="of:=COS(RADIANS([.H32]))" office:value-type="float" office:value="0.866025403784439" calcext:value-type="float">
            <text:p>0,8660</text:p>
          </table:table-cell>
          <table:table-cell table:style-name="ce3" office:value-type="float" office:value="60" calcext:value-type="float">
            <text:p>60</text:p>
          </table:table-cell>
          <table:table-cell table:style-name="ce10" table:formula="of:=COS(RADIANS([.J32]))" office:value-type="float" office:value="0.5" calcext:value-type="float">
            <text:p>0,5</text:p>
          </table:table-cell>
          <table:table-cell table:style-name="ce3" office:value-type="float" office:value="90" calcext:value-type="float">
            <text:p>9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.147cm" fo:margin-right="0.607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2:05:13.214080163</meta:creation-date>
    <meta:print-date>2016-03-06T22:34:17.382320106</meta:print-date>
    <dc:date>2016-03-06T22:34:55.597557182</dc:date>
    <meta:editing-duration>PT14M32S</meta:editing-duration>
    <meta:editing-cycles>1</meta:editing-cycles>
    <meta:document-statistic meta:table-count="1" meta:cell-count="384" meta:object-count="0"/>
    <meta:generator>LibreOffice/4.2.8.2$Linux_X86_64 LibreOffice_project/420m0$Build-2</meta:generator>
  </office:meta>
</office:document-meta>
</file>